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9.9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Hypthese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Endettement a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ENT</text:p>
          </table:table-cell>
          <table:table-cell office:value-type="string">
            <text:p>jointure</text:p>
          </table:table-cell>
          <table:table-cell table:number-columns-repeated="1022"/>
        </table:table-row>
        <table:table-row table:style-name="ro1">
          <table:table-cell office:value-type="string">
            <text:p>IDENTLOG</text:p>
          </table:table-cell>
          <table:table-cell office:value-type="string">
            <text:p>jointure (logement)</text:p>
          </table:table-cell>
          <table:table-cell table:number-columns-repeated="1022"/>
        </table:table-row>
        <table:table-row table:style-name="ro1">
          <table:table-cell office:value-type="string">
            <text:p>IDENTPROD</text:p>
          </table:table-cell>
          <table:table-cell office:value-type="string">
            <text:p>identifiant produi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ariables de filtre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AGEPR</text:p>
          </table:table-cell>
          <table:table-cell office:value-type="string">
            <text:p>MENAGE</text:p>
          </table:table-cell>
          <table:table-cell office:value-type="string">
            <text:p>age </text:p>
          </table:table-cell>
          <table:table-cell office:value-type="string">
            <text:p>&lt; 40 ans</text:p>
          </table:table-cell>
          <table:table-cell table:number-columns-repeated="1020"/>
        </table:table-row>
        <table:table-row table:style-name="ro1">
          <table:table-cell office:value-type="string">
            <text:p>ALGTU</text:p>
          </table:table-cell>
          <table:table-cell office:value-type="string">
            <text:p>MENAGE</text:p>
          </table:table-cell>
          <table:table-cell office:value-type="string">
            <text:p>agglo</text:p>
          </table:table-cell>
          <table:table-cell office:value-type="string">
            <text:p>6 et 7</text:p>
          </table:table-cell>
          <table:table-cell table:number-columns-repeated="1020"/>
        </table:table-row>
        <table:table-row table:style-name="ro1">
          <table:table-cell office:value-type="string">
            <text:p>ALGTU</text:p>
          </table:table-cell>
          <table:table-cell office:value-type="string">
            <text:p>PRODUIT</text:p>
          </table:table-cell>
          <table:table-cell office:value-type="string">
            <text:p>agglo</text:p>
          </table:table-cell>
          <table:table-cell office:value-type="string">
            <text:p>6 et 7</text:p>
          </table:table-cell>
          <table:table-cell table:number-columns-repeated="1020"/>
        </table:table-row>
        <table:table-row table:style-name="ro2">
          <table:table-cell office:value-type="string">
            <text:p>RESAN</text:p>
          </table:table-cell>
          <table:table-cell office:value-type="string">
            <text:p>MENAGE</text:p>
          </table:table-cell>
          <table:table-cell office:value-type="string">
            <text:p>annee d'achat</text:p>
          </table:table-cell>
          <table:table-cell office:value-type="string">
            <text:p>2010 – 2012</text:p>
          </table:table-cell>
          <table:table-cell table:number-columns-repeated="1020"/>
        </table:table-row>
        <table:table-row table:style-name="ro2">
          <table:table-cell office:value-type="string">
            <text:p>ANNEE</text:p>
          </table:table-cell>
          <table:table-cell office:value-type="string">
            <text:p>PRODUIT</text:p>
          </table:table-cell>
          <table:table-cell office:value-type="string">
            <text:p>annee d'aquisition</text:p>
          </table:table-cell>
          <table:table-cell office:value-type="string">
            <text:p>2010 – 2012</text:p>
          </table:table-cell>
          <table:table-cell table:number-columns-repeated="1020"/>
        </table:table-row>
        <table:table-row table:style-name="ro2">
          <table:table-cell office:value-type="string">
            <text:p>CSPR</text:p>
          </table:table-cell>
          <table:table-cell office:value-type="string">
            <text:p>MENAGE</text:p>
          </table:table-cell>
          <table:table-cell office:value-type="string">
            <text:p>csp</text:p>
          </table:table-cell>
          <table:table-cell office:value-type="string">
            <text:p>virer csp inutiles (agriculteurs) → {2-6}</text:p>
          </table:table-cell>
          <table:table-cell table:number-columns-repeated="1020"/>
        </table:table-row>
        <table:table-row table:style-name="ro2">
          <table:table-cell office:value-type="string">
            <text:p>RESACH</text:p>
          </table:table-cell>
          <table:table-cell office:value-type="string">
            <text:p>MENAGE</text:p>
          </table:table-cell>
          <table:table-cell office:value-type="string">
            <text:p>type d'aquisition</text:p>
          </table:table-cell>
          <table:table-cell office:value-type="string">
            <text:p>2 et 3 (achats)</text:p>
          </table:table-cell>
          <table:table-cell table:number-columns-repeated="1020"/>
        </table:table-row>
        <table:table-row table:style-name="ro2">
          <table:table-cell office:value-type="string">
            <text:p>ALGACQ</text:p>
          </table:table-cell>
          <table:table-cell office:value-type="string">
            <text:p>PRODUIT</text:p>
          </table:table-cell>
          <table:table-cell office:value-type="string">
            <text:p>type d'aquisition</text:p>
          </table:table-cell>
          <table:table-cell office:value-type="string">
            <text:p>2 et 3 (achats)</text:p>
          </table:table-cell>
          <table:table-cell table:number-columns-repeated="1020"/>
        </table:table-row>
        <table:table-row table:style-name="ro2">
          <table:table-cell office:value-type="string">
            <text:p>RESAPO</text:p>
          </table:table-cell>
          <table:table-cell office:value-type="string">
            <text:p>MENAGE</text:p>
          </table:table-cell>
          <table:table-cell office:value-type="string">
            <text:p>apport perso</text:p>
          </table:table-cell>
          <table:table-cell office:value-type="string">
            <text:p>tester deux modeles : tout ; et avec peu d'apport (1 et 2)</text:p>
          </table:table-cell>
          <table:table-cell table:number-columns-repeated="1020"/>
        </table:table-row>
        <table:table-row table:style-name="ro1">
          <table:table-cell office:value-type="string">
            <text:p>DETQUA</text:p>
          </table:table-cell>
          <table:table-cell office:value-type="string">
            <text:p>PRODUIT</text:p>
          </table:table-cell>
          <table:table-cell office:value-type="string">
            <text:p>motif de l'emprunt</text:p>
          </table:table-cell>
          <table:table-cell office:value-type="string">
            <text:p>01 et 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ATURE (a verifier)</text:p>
          </table:table-cell>
          <table:table-cell table:style-name="ce5" office:value-type="string">
            <text:p>PRODUIT</text:p>
          </table:table-cell>
          <table:table-cell table:style-name="ce5" office:value-type="string">
            <text:p>type emprunt</text:p>
          </table:table-cell>
          <table:table-cell table:style-name="ce5" office:value-type="string">
            <text:p>2 (a verifier) : 2 et 6 selon variable a expliquer (endettement ou immobilier)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filtrer n=1 bien par menage ?</text:p>
          </table:table-cell>
          <table:table-cell table:style-name="ce6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Reformattage</text:p>
          </table:table-cell>
          <table:table-cell table:style-name="ce1"/>
          <table:table-cell table:number-columns-repeated="1022"/>
        </table:table-row>
        <table:table-row table:style-name="ro2">
          <table:table-cell office:value-type="string">
            <text:p>CSPR</text:p>
          </table:table-cell>
          <table:table-cell/>
          <table:table-cell office:value-type="string">
            <text:p>csp</text:p>
          </table:table-cell>
          <table:table-cell office:value-type="string">
            <text:p>De 42 a 5 post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ariables explicative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RESPRIACH</text:p>
          </table:table-cell>
          <table:table-cell/>
          <table:table-cell office:value-type="string">
            <text:p>prix du bien</text:p>
          </table:table-cell>
          <table:table-cell table:number-columns-repeated="1021"/>
        </table:table-row>
        <table:table-row table:style-name="ro2">
          <table:table-cell office:value-type="string">
            <text:p>CSPR</text:p>
          </table:table-cell>
          <table:table-cell/>
          <table:table-cell office:value-type="string">
            <text:p>csp</text:p>
          </table:table-cell>
          <table:table-cell table:number-columns-repeated="1021"/>
        </table:table-row>
        <table:table-row table:style-name="ro1">
          <table:table-cell office:value-type="string">
            <text:p>AGEPR</text:p>
          </table:table-cell>
          <table:table-cell office:value-type="string">
            <text:p>..</text:p>
          </table:table-cell>
          <table:table-cell office:value-type="string">
            <text:p>age </text:p>
          </table:table-cell>
          <table:table-cell table:number-columns-repeated="1021"/>
        </table:table-row>
        <table:table-row table:style-name="ro2">
          <table:table-cell office:value-type="string">
            <text:p>ZNIVVIE</text:p>
          </table:table-cell>
          <table:table-cell office:value-type="string">
            <text:p>MENAGE</text:p>
          </table:table-cell>
          <table:table-cell office:value-type="string">
            <text:p>revenu dispo par uc</text:p>
          </table:table-cell>
          <table:table-cell office:value-type="string">
            <text:p>(dans bien, extrapole depuis commune origine par medianIncome par csp – dataextrapolation) - ! checker si avec ou sans empru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B_UC</text:p>
          </table:table-cell>
          <table:table-cell table:style-name="ce4"/>
          <table:table-cell/>
          <table:table-cell office:value-type="string">
            <text:p>(pas dans bien, juste celib ou non, ≠ de nb_uc = 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ariables a expliqu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RESAPO</text:p>
          </table:table-cell>
          <table:table-cell office:value-type="string">
            <text:p>MENAGE</text:p>
          </table:table-cell>
          <table:table-cell office:value-type="string">
            <text:p>apport perso</text:p>
          </table:table-cell>
          <table:table-cell table:number-columns-repeated="1021"/>
        </table:table-row>
        <table:table-row table:style-name="ro2">
          <table:table-cell office:value-type="string">
            <text:p>DUREMP</text:p>
          </table:table-cell>
          <table:table-cell office:value-type="string">
            <text:p>PRODUIT</text:p>
          </table:table-cell>
          <table:table-cell office:value-type="string">
            <text:p>duree emprunt</text:p>
          </table:table-cell>
          <table:table-cell office:value-type="string">
            <text:p>(en mois)</text:p>
          </table:table-cell>
          <table:table-cell table:number-columns-repeated="1020"/>
        </table:table-row>
        <table:table-row table:style-name="ro1">
          <table:table-cell office:value-type="string">
            <text:p>DETTX</text:p>
          </table:table-cell>
          <table:table-cell office:value-type="string">
            <text:p>PRODUIT</text:p>
          </table:table-cell>
          <table:table-cell office:value-type="string">
            <text:p>taux effectif global</text:p>
          </table:table-cell>
          <table:table-cell table:number-columns-repeated="1021"/>
        </table:table-row>
        <table:table-row table:style-name="ro2">
          <table:table-cell office:value-type="string">
            <text:p>MONTCLA</text:p>
          </table:table-cell>
          <table:table-cell office:value-type="string">
            <text:p>PRODUIT</text:p>
          </table:table-cell>
          <table:table-cell office:value-type="string">
            <text:p>capital detenu</text:p>
          </table:table-cell>
          <table:table-cell table:number-columns-repeated="1021"/>
        </table:table-row>
        <table:table-row table:style-name="ro2">
          <table:table-cell office:value-type="string">
            <text:p>COUNTAN_DECL</text:p>
          </table:table-cell>
          <table:table-cell office:value-type="string">
            <text:p>PRODUIT</text:p>
          </table:table-cell>
          <table:table-cell office:value-type="string">
            <text:p>mensualites</text:p>
          </table:table-cell>
          <table:table-cell table:number-columns-repeated="1021"/>
        </table:table-row>
        <table:table-row table:style-name="ro2">
          <table:table-cell office:value-type="string">
            <text:p>variable composite = capacite d'empru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ggregations ?</text:p>
          </table:table-cell>
          <table:table-cell table:number-columns-repeated="1023"/>
        </table:table-row>
        <table:table-row table:style-name="ro2">
          <table:table-cell office:value-type="string">
            <text:p>emprunt principal ou additioner</text:p>
          </table:table-cell>
          <table:table-cell table:number-columns-repeated="1023"/>
        </table:table-row>
        <table:table-row table:style-name="ro1">
          <table:table-cell office:value-type="string">
            <text:p>+ reshape menage - bien -emprunt ligne unique</text:p>
          </table:table-cell>
          <table:table-cell table:number-columns-repeated="1023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20/04/2019</text:date>, <text:time>17:1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4-20T16:06:01</meta:creation-date>
    <dc:date>2019-04-20T17:11:32</dc:date>
    <dc:creator>Juste Raimbault</dc:creator>
    <meta:editing-duration>PT1H5M32S</meta:editing-duration>
    <meta:editing-cycles>5</meta:editing-cycles>
    <meta:generator>OpenOffice/4.1.3$Unix OpenOffice.org_project/413m1$Build-9783</meta:generator>
    <meta:document-statistic meta:table-count="3" meta:cell-count="93" meta:object-count="0"/>
  </office:meta>
</office:document-meta>
</file>